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6"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text-properties fo:font-weight="normal" style:font-weight-asian="normal" style:font-weight-complex="normal"/>
    </style:style>
    <style:style style:name="P7" style:family="paragraph" style:parent-style-name="Heading_20_1" style:list-style-name="">
      <style:paragraph-properties fo:margin-left="0cm" fo:margin-right="0cm" fo:margin-top="0cm" fo:margin-bottom="0cm" fo:text-align="center" style:justify-single-word="false" fo:text-indent="0cm" style:auto-text-indent="false" style:text-autospace="none"/>
    </style:style>
    <style:style style:name="P8" style:family="paragraph" style:parent-style-name="Heading_20_1" style:list-style-name="">
      <style:paragraph-properties fo:margin-left="0cm" fo:margin-right="0cm" fo:margin-top="0cm" fo:margin-bottom="0cm" fo:text-align="center" style:justify-single-word="false" fo:text-indent="0cm" style:auto-text-indent="false" style:text-autospace="none"/>
      <style:text-properties fo:font-weight="normal" style:font-weight-asian="normal" style:font-weight-complex="normal"/>
    </style:style>
    <style:style style:name="P9" style:family="paragraph" style:parent-style-name="Default">
      <style:paragraph-properties fo:text-align="center" style:justify-single-word="false"/>
      <style:text-properties fo:font-weight="bold" style:font-weight-asian="bold" style:font-weight-complex="bold"/>
    </style:style>
    <style:style style:name="P10"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3"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4"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5"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3</text:p>
      <text:p text:style-name="P9">Perchance to Dream</text:p>
      <text:h text:style-name="P7" text:outline-level="1"><text:span text:style-name="T1">Vielleicht nur ein Traum</text:span></text:h>
      <text:h text:style-name="P8" text:outline-level="1"><text:span text:style-name="T1">(für die guten)</text:span></text:h>
      <text:p text:style-name="P6"><text:span text:style-name="T1"/></text:p>
      <text:p text:style-name="P2">Wach auf, Wach auf! Warum will der Träumer nicht aufwachen? Einer Der begleitenden Forscher ist im Schlafzimmer in einen tiefen Schlaf gesunken. Du stößt und schüttelst ihn und gibst ihm eine Ohrfeige. Nichts weckt den Träumer auf. In einem furchtbaren Raum wie diesem kann das nicht gut sein. Der Träumer schlägt um sich und schreit </text:p>
      <text:p text:style-name="P2">„Komm zurück! Mache es nicht!“. </text:p>
      <text:p text:style-name="P2">Er muß wohl einen Alptraum haben. </text:p>
      <text:h text:style-name="P10" text:outline-level="2"/>
      <text:h text:style-name="P10" text:outline-level="2">Startbedingungen </text:h>
      <text:p text:style-name="P3">Setze eine Anzahl an dreieckigen Gesundheits/Sanity-Markern sowie dreieckige Macht/Might Marker.</text:p>
      <text:p text:style-name="P3"><text:s/>(so viele wie Spieler teilnehmen.)</text:p>
      <text:h text:style-name="P10" text:outline-level="2"/>
      <text:h text:style-name="P10" text:outline-level="2">Was Du über die Bösen weißt </text:h>
      <text:p text:style-name="P3">Des Träumers Unterbewußtsein erschafft Alpträume im Haus. </text:p>
      <text:p text:style-name="P3">Wenn eine Dir unbekannte Anzahl von ihnen dem Haus entfliehen, hast Du verloren. </text:p>
      <text:p text:style-name="P3">Daher mußt Du das verhindern (Der Verräter hat die genaue Zahl auf einem Zettel vermerkt). </text:p>
      <text:p text:style-name="P4"/>
      <text:p text:style-name="P4">Du gewinnst wenn ... </text:p>
      <text:p text:style-name="P3">du den Träumer aufweckst bevor eine Dir unbekannte Anzahl an Alpträumen dem Haus entfliehen. </text:p>
      <text:p text:style-name="P3">(der Verräter hat die genaue Zahl aufgeschrieben)</text:p>
      <text:h text:style-name="P10" text:outline-level="2"/>
      <text:h text:style-name="P10" text:outline-level="2">Wie Du den Träumer weckst </text:h>
      <text:p text:style-name="P3">1. Du mußt das Heilige Symbol in das Zimmer bringen, indem der Träumer schläft. </text:p>
      <text:p text:style-name="P3">2. Mit dem Heiligen Symbol kannst Du einen Gesundheits- oder Machtwurf von 5+ versuchen. Bei Erfolg nimm einen Gesundheits- oder Machtmarker. Der Träumer wacht auf, wenn die Helden insgesamt so viele Maker gesammelt haben, wie Spieler teilnehmen.Wenn mehrere Spieler im Raum sind indem sich ein Spieler mit dem Heiligen Symbol befindet können auch diese Spieler den Wurf versuchen. </text:p>
      <text:p text:style-name="P3">Die Riechsalz/Smelling Salts-Karte kann nicht dazu benutzt werden, den Träumer aufzuwecken. </text:p>
      <text:h text:style-name="P10" text:outline-level="2"/>
      <text:h text:style-name="P10" text:outline-level="2">Spezielle Angriffs-Regeln </text:h>
      <text:p text:style-name="P3">Alpträume verursachen Mentalen Schaden anstelle von Physischen Schaden. </text:p>
      <text:p text:style-name="P3">Wenn ein Alptraum während Deines Angriffs geschlagen wurde ist dieser tot und nicht betäubt, wie ansonsten die Monster. Greift Dich der Alptraum an und Du besiegst ihn ist er betäubt.</text:p>
      <text:p text:style-name="P1"><text:span text:style-name="T4"/></text:p>
      <text:p text:style-name="P1"><text:span text:style-name="T4">Wenn Du gewinnst </text:span><text:span text:style-name="T5">... </text:span></text:p>
      <text:p text:style-name="P5"><text:span text:style-name="T5">Die anwesenden Alpträume werden durchsichtig und verschwinden. </text:span></text:p>
      <text:p text:style-name="P5"><text:span text:style-name="T5">Der Träumer hört auf, um sich zu schlagen, seine Stimme schreit in einem letzten tiefen und höllischem Laut </text:span></text:p>
      <text:p text:style-name="P5"><text:span text:style-name="T5">„Neiiiiiin! Laßt mich nicht zurück!“</text:span></text:p>
      <text:p text:style-name="P5"><text:span text:style-name="T5"><text:s/>Dein Freund öffnet die Augen und er sagt mit normaler Stimme </text:span></text:p>
      <text:p text:style-name="P5"><text:span text:style-name="T5">„Ich hatte den seltsamsten Traum meines Leb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1:33:56.45</meta:creation-date>
    <meta:document-statistic meta:table-count="0" meta:image-count="0" meta:object-count="0" meta:page-count="1" meta:paragraph-count="30" meta:word-count="342" meta:character-count="2227"/>
    <dc:date>2015-02-15T12:04:12.94</dc:date>
    <meta:editing-duration>PT15M15S</meta:editing-duration>
    <meta:editing-cycles>1</meta:editing-cycles>
    <meta:generator>OpenOffice.org/3.3$Win32 OpenOffice.org_project/330m20$Build-9567</meta:generator>
  </office:meta>
</office:document-meta>
</file>